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2cd1" officeooo:paragraph-rsid="00102cd1"/>
    </style:style>
    <style:style style:name="P2" style:family="paragraph" style:parent-style-name="Standard">
      <style:text-properties officeooo:paragraph-rsid="00102cd1"/>
    </style:style>
    <style:style style:name="P3" style:family="paragraph" style:parent-style-name="Standard">
      <style:text-properties officeooo:rsid="0011224a" officeooo:paragraph-rsid="0011224a"/>
    </style:style>
    <style:style style:name="P4" style:family="paragraph" style:parent-style-name="Standard">
      <style:text-properties style:text-underline-style="solid" style:text-underline-width="auto" style:text-underline-color="font-color" officeooo:rsid="00102cd1" officeooo:paragraph-rsid="00102cd1"/>
    </style:style>
    <style:style style:name="P5" style:family="paragraph" style:parent-style-name="Standard">
      <style:text-properties style:text-underline-style="solid" style:text-underline-width="auto" style:text-underline-color="font-color" officeooo:rsid="0011224a" officeooo:paragraph-rsid="0011224a"/>
    </style:style>
    <style:style style:name="P6" style:family="paragraph" style:parent-style-name="Standard">
      <style:text-properties style:text-underline-style="solid" style:text-underline-width="auto" style:text-underline-color="font-color" officeooo:rsid="001188d4" officeooo:paragraph-rsid="001188d4"/>
    </style:style>
    <style:style style:name="P7" style:family="paragraph" style:parent-style-name="Text_20_body">
      <style:text-properties officeooo:rsid="001214c2" officeooo:paragraph-rsid="001214c2"/>
    </style:style>
    <style:style style:name="P8" style:family="paragraph" style:parent-style-name="Title" style:master-page-name="Standard">
      <style:paragraph-properties style:page-number="auto"/>
      <style:text-properties officeooo:paragraph-rsid="00102cd1"/>
    </style:style>
    <style:style style:name="P9" style:family="paragraph" style:parent-style-name="Title">
      <style:text-properties officeooo:paragraph-rsid="00102cd1"/>
    </style:style>
    <style:style style:name="P10" style:family="paragraph" style:parent-style-name="Subtitle">
      <style:text-properties officeooo:rsid="001214c2" officeooo:paragraph-rsid="001214c2"/>
    </style:style>
    <style:style style:name="T1" style:family="text">
      <style:text-properties officeooo:rsid="000faf72"/>
    </style:style>
    <style:style style:name="T2" style:family="text">
      <style:text-properties officeooo:rsid="00102cd1"/>
    </style:style>
    <style:style style:name="T3" style:family="text">
      <style:text-properties officeooo:rsid="0011224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188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asos de uso</text:p>
      <text:p text:style-name="P9"><text:span text:style-name="T2">a desarrollar</text:span></text:p>
      <text:p text:style-name="Standard"/>
      <text:p text:style-name="P10">Proyecto Dimension</text:p>
      <text:p text:style-name="P7"/>
      <text:h text:style-name="Heading_20_1" text:outline-level="1">1ª entrega</text:h>
      <text:p text:style-name="Standard"/>
      <text:p text:style-name="P1"><text:span text:style-name="T4">Casos de uso según el DCU</text:span>:</text:p>
      <text:p text:style-name="Standard"><text:span text:style-name="T1">I</text:span>niciar sesión, <text:span text:style-name="T1">E</text:span>ditar perfil, Gestionar función, <text:span text:style-name="T2">G</text:span>estionar proyecto, <text:span text:style-name="T2">V</text:span>isualizar función.</text:p>
      <text:p text:style-name="Standard"/>
      <text:p text:style-name="Standard">El usuario debe ser capaz de trabajar dentro de un perfil propio, crear un proyecto y trabajar sobre él añadiendo, modificando y visualizando funciones.</text:p>
      <text:p text:style-name="Standard">El usuario debe poder introducir una fórmula matemática en el proyecto y generar la función representada por ella, debe poder hacer modificaciones de tipo geométrico sobre el objeto creado (giros, trasla<text:span text:style-name="T2">ciones</text:span>, escalado…) o añadir más funciones y especificar unos parámetros de proyección para obtener un modelo tridimensional de los objetos del proyecto que se pueda mostrar por pantalla.</text:p>
      <text:p text:style-name="Standard">Se debe poder complementar la parte gráfica del proyecto con textos descriptivos para cada elemento <text:span text:style-name="T2">(Por ejemplo, describir una región del espacio definida por elementos geométricos)</text:span>.</text:p>
      <text:p text:style-name="Standard"/>
      <text:p text:style-name="P4">Ejemplo de caso de uso<text:span text:style-name="T5">:</text:span></text:p>
      <text:p text:style-name="P2"><text:span text:style-name="T2">Un usuario abre el programa, inicia sesión y abre un proyecto guardado anteriormente sobre la funcion exponencial compleja. A continuación, crea una nueva función con la fórmula del logaritmo complejo, muestra una visualización de ambas funciones por pantalla y escribe un texto descriptivo sobre a función logaritmo destacando la simetría que tiene con la exponencial. Finalmente, guarda los cambios realizados y sale.</text:span></text:p>
      <text:p text:style-name="P2"/>
      <text:p text:style-name="P2"/>
      <text:p text:style-name="P2"/>
      <text:h text:style-name="Heading_20_1" text:outline-level="1"><text:soft-page-break/>2ª entrega</text:h>
      <text:p text:style-name="P3">Las partes marcadas como “Opcional” se implementarán sólo si hay tiempo y recursos suficientes para hacerlo.</text:p>
      <text:p text:style-name="P3"/>
      <text:p text:style-name="P1"><text:span text:style-name="T4">Casos de uso según el DCU</text:span>:</text:p>
      <text:p text:style-name="P1">Compartir proyecto, Importar proyecto, Añadir comentarios, Compartir en redes sociales, Sancionar/Notificar usuario.</text:p>
      <text:p text:style-name="P3">Opcional: <text:span text:style-name="T2">Entrar en la tienda, Comprar merchandising.</text:span></text:p>
      <text:p text:style-name="Standard"/>
      <text:p text:style-name="Standard">El usuario debe poder compartir un proyecto creado <text:span text:style-name="T2">y subirlo al servidor remoto</text:span>, acceder a proyectos de otros usuarios y descargarlos para trabajar sobre ellos, comentarlos, etc.</text:p>
      <text:p text:style-name="P3">El administrador debe poder supervisar la actividad de los usuarios y, si encuentra un motivo para hacerlo, enviarles un mensaje, suspender sus cuentas o retirar contenido del servidor.</text:p>
      <text:p text:style-name="Standard">(<text:span text:style-name="T3">Opcional</text:span>: El usuario debe poder buscar productos en la tienda y comprarlos a domicilio mediante pago online. Además debe poder realizar donaciones al equipo de desarrollo – Esta funcionalidad solo se implementará si se alinean los astros<text:bookmark text:name="_GoBack"/>)</text:p>
      <text:p text:style-name="Standard"/>
      <text:p text:style-name="P5">Ejemplo de caso de uso<text:span text:style-name="T5">:</text:span></text:p>
      <text:p text:style-name="P5"><text:span text:style-name="T5"/></text:p>
      <text:p text:style-name="P5"><text:span text:style-name="T5">Un profesor crea un proyecto introduciendo un objeto que quiere enseñar a los alumnos, e indica en la descripción </text:span><text:span text:style-name="T6">una tarea que quiere que los alumnos realicen sobre ese proyecto.</text:span></text:p>
      <text:p text:style-name="P6"><text:span text:style-name="T6">A </text:span><text:span text:style-name="T5">continuación, un estudiante se descarga dicho proyecto, añade lo que había pedido el profesor, explicando su resolución, y vuelve a subirlo compartiéndolo con el profesor, quien lo ve y deja un comentario indicando su opinión sobre la solución aport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Local</meta:initial-creator>
    <meta:editing-cycles>4</meta:editing-cycles>
    <meta:creation-date>2018-03-02T11:46:00</meta:creation-date>
    <dc:date>2018-03-05T17:31:03.277608672</dc:date>
    <meta:editing-duration>PT50M29S</meta:editing-duration>
    <meta:generator>LibreOffice/6.0.1.1$Linux_X86_64 LibreOffice_project/00m0$Build-1</meta:generator>
    <meta:document-statistic meta:table-count="0" meta:image-count="0" meta:object-count="0" meta:page-count="2" meta:paragraph-count="22" meta:word-count="409" meta:character-count="2706" meta:non-whitespace-character-count="2318"/>
    <meta:user-defined meta:name="AppVersion">15.0000</meta:user-defined>
    <meta:user-defined meta:name="Company">UCM - Fd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